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is Almanzar</text:p>
      <text:p text:style-name="Standard">2/12/14</text:p>
      <text:p text:style-name="Standard"/>
      <text:p text:style-name="P1">Project 3</text:p>
      <text:p text:style-name="P2">About Project 3</text:p>
      <text:p text:style-name="P3"><text:tab/>This simple program asks for the user for a file to read cards in and a file with the name and ID's of the players as soon as it is run. <text:s/>After it gets the card location, it immediately gets all the cards from the file. <text:s/>Likewise with the name file. <text:s/>It does both processes separately. <text:s/></text:p>
      <text:p text:style-name="P3"><text:tab/>Then, the program goes to the main menu. <text:s/>In the main menu, you can display the the unshuffled deck, shuffled deck, and the players with their ID's. <text:s/>Those functions are self explanatory. <text:s/></text:p>
      <text:p text:style-name="P3">Besides the quitting option, the last one is to shuffle the deck. <text:s/>This works with a checker array and it's pointer. <text:s/></text:p>
      <text:p text:style-name="P3"><text:tab/>The only problem I had was with my string copy function. <text:s/>I could not get it to work with just pointers. <text:s/>I finished this project a whole day early so I had all of Wednesday to figure this out but could not figure it out at all. <text:s/>The way I had it up I was getting just one error saying “invalid conversion from const char* to char*” where I was trying to set up a pointer for the pointer I passed in. <text:s/>This is the only problems I encountered.</text:p>
      <text:p text:style-name="P3"><text:tab/>I saw that I received minus 5 points for project 2 because my read in IDs were not put into an array. <text:s/>I did not see the comments until I went to submit this project at around 10 and I did not have time to properly change my ID reading process. <text:s/>It did NOT say in the project 2 description specifically to put the IDs in an array so I did it the easiest and most efficient way possible. <text:s/>I do not think is is fair that we were expected to assume to put it in an array. <text:s text:c="2"/>Regardless, I would have changed it for project 3 but simply did not have ti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23:30:10</meta:creation-date>
    <dc:date>2014-02-12T23:45:57</dc:date>
    <meta:editing-duration>PT16S</meta:editing-duration>
    <meta:editing-cycles>1</meta:editing-cycles>
    <meta:document-statistic meta:table-count="0" meta:image-count="0" meta:object-count="0" meta:page-count="1" meta:paragraph-count="9" meta:word-count="319" meta:character-count="1635" meta:non-whitespace-character-count="1299"/>
    <meta:generator>LibreOffice/3.5$Linux_x86 LibreOffice_project/350m1$Build-2</meta:generator>
  </office:meta>
</office:document-meta>
</file>